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KIT305 Assignment 2 Presentation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Raymond Fraser &amp; Mikeal Ekval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oals of The Projec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Efficient, <text:span text:style-name="T1">Forgiving, Intuitive</text:span></text:p>
              </text:list-item>
              <text:list-item>
                <text:p><text:span text:style-name="T1">- Reduce workload of organisers</text:span></text:p>
              </text:list-item>
              <text:list-item>
                <text:p><text:span text:style-name="T1">- Cut down on missing tickets and disputes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Arial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9:44:54.438424545</meta:creation-date>
    <meta:editing-duration>PT2H6M24S</meta:editing-duration>
    <meta:editing-cycles>2</meta:editing-cycles>
    <meta:generator>LibreOffice/6.3.6.2$Linux_X86_64 LibreOffice_project/30$Build-2</meta:generator>
    <dc:title>Alizarin</dc:title>
    <dc:date>2020-05-28T22:06:32.999567515</dc:date>
    <meta:document-statistic meta:object-count="45"/>
  </office:meta>
</office:document-meta>
</file>